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 style:parent-style-name="UrbanBody">
      <style:text-properties fo:color="#800000"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UrbanBody">
      <style:text-properties style:font-name="Times New Roman1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Times New Roman1" fo:font-size="11pt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Times New Roman1" fo:font-size="11pt" officeooo:paragraph-rsid="0020fb3d" style:font-size-asian="11pt" style:font-size-complex="11pt"/>
    </style:style>
    <style:style style:name="P9" style:family="paragraph" style:parent-style-name="UrbanBody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10" style:family="paragraph" style:parent-style-name="UrbanBody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1" style:family="paragraph" style:parent-style-name="UrbanBody">
      <style:paragraph-properties fo:text-align="justify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2" style:family="paragraph" style:parent-style-name="UrbanBody">
      <style:paragraph-properties fo:text-align="start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3" style:family="paragraph" style:parent-style-name="UrbanBody">
      <style:paragraph-properties fo:text-align="justify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4" style:family="paragraph" style:parent-style-name="Standard">
      <style:text-properties style:text-underline-style="none" fo:font-weight="normal" style:font-weight-asian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62119" fo:background-color="transparent" loext:char-shading-value="0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underline-style="none" fo:font-weight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use-window-font-color="true" style:font-name="Times New Roman2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Cadre2" text:anchor-type="paragraph" svg:x="0cm" svg:y="0.307cm" svg:width="7.128cm" draw:z-index="2"><draw:text-box fo:min-height="4.526cm"><text:p text:style-name="P4"><office:annotation><dc:creator>Gauthier Bastien</dc:creator><dc:date>2011-01-13T14:56:41</dc:date><text:p text:style-name="P15"><text:span text:style-name="T10">do text</text:span></text:p><text:p text:style-name="P15"><text:span text:style-name="T10">from document(at=header, format='odt')</text:span></text:p></office:annotation><text:span text:style-name="T6">Import depuis header.odt</text:span></text:p></draw:text-box></draw:frame></text:p>
      <text:p text:style-name="P1"><draw:frame draw:style-name="fr2" draw:name="Cadre1" text:anchor-type="paragraph" svg:x="9.088cm" svg:y="0.316cm" svg:width="7.631cm" svg:height="3.193cm" draw:z-index="1"><draw:text-box><text:p text:style-name="Frame_20_contents"><office:annotation><dc:creator>Gauthier Bastien</dc:creator><dc:date>2011-02-16T14:49:10</dc:date><text:p text:style-name="P15"><text:span text:style-name="T10">do text if not len(self.getApplicants()) &gt; 1</text:span></text:p><text:p text:style-name="P15"><text:span text:style-name="T10">from xhtml(</text:span><text:span text:style-name="T13">tool.decorateHTML('UrbanAddress', </text:span><text:span text:style-name="T10">applicantobj.getSignaletic(withaddress=True,linebyline=True)))</text:span></text:p></office:annotation><text:span text:style-name="T8">Titre Nom Prénom<text:line-break/>Adresse ligne1<text:line-break/>Adresse ligne2</text:span></text:p><text:p text:style-name="Frame_20_contents"><text:span text:style-name="T8"><office:annotation><dc:creator>Gauthier Bastien</dc:creator><dc:date>2011-02-17T09:18:17</dc:date><text:p text:style-name="P15"><text:span text:style-name="T10">do text if </text:span><text:span text:style-name="T13">len(self.getApplicants()) &gt; 1</text:span></text:p></office:annotation></text:span><text:span text:style-name="T8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14"><office:annotation><dc:creator>Gauthier Bastien</dc:creator><dc:date>2011-02-17T09:18:17</dc:date><text:p text:style-name="P15"><text:span text:style-name="T10">do text if </text:span><text:span text:style-name="T13">len(self.getApplicants()) &gt; 1</text:span></text:p></office:annotation><text:text-input text:description="Plusieurs demandeurs">self.getMultipleApplicants(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Cadre4" text:anchor-type="paragraph" svg:x="1.776cm" svg:y="0.201cm" svg:width="15.192cm" draw:z-index="0"><draw:text-box fo:min-height="2.286cm"><text:p text:style-name="Frame_20_contents"><office:annotation><dc:creator>Gauthier Bastien</dc:creator><dc:date>2011-01-13T14:56:41</dc:date><text:p text:style-name="P15"><text:span text:style-name="T11">do text</text:span></text:p><text:p text:style-name="P15"><text:span text:style-name="T11">from document(at=reference, format='odt')</text:span></text:p></office:annotation><text:span text:style-name="T6">Import depuis reference.odt</text:span></text:p></draw:text-box></draw:frame></text:p>
      <text:p text:style-name="P3">Récépissé de dépôt de compléments</text:p>
      <text:p text:style-name="P3">relatifs à une demande de permis d'urbanisme</text:p>
      <text:p text:style-name="P5"/>
      <text:p text:style-name="P7"/>
      <text:p text:style-name="P8">Je soussigné, <text:span text:style-name="T5"><text:text-input text:description="">self.getFoldermanagers()[0].getName2()</text:text-input></text:span><text:span text:style-name="T5"><text:s/></text:span><text:span text:style-name="T5"><text:text-input text:description="">self.getFoldermanagers()[0].getName1()</text:text-input></text:span>, délégué par la Ville de <text:span text:style-name="Police_20_par_20_défaut"><text:span text:style-name="T9"><text:text-input text:description="">tool.getCityName()</text:text-input></text:span></text:span>,</text:p>
      <text:p text:style-name="P7">certifie que, conformément aux dispositions de l'article D.IV.32. du Code du développement territorial,</text:p>
      <text:p text:style-name="P7"/>
      <text:p text:style-name="P11"><text:text-input text:description="Signalétique des demandeurs">self.getApplicantsSignaletic()</text:text-input></text:p>
      <text:p text:style-name="P11"/>
      <text:p text:style-name="P9"><text:span text:style-name="T1"><office:annotation><dc:creator>Gauthier Bastien</dc:creator><dc:date>2011-02-21T10:13:40</dc:date><text:p text:style-name="P15"><text:span text:style-name="T11">do text if (not len(self.getApplicants()) &gt; 1) and (not applicantobj.isPlural())</text:span></text:p></office:annotation></text:span><text:span text:style-name="T1">a déposé des compléments relatifs à la demande de permis d'urbanisme ayant pour objet<text:line-break/>"</text:span><text:span text:style-name="T2"><text:text-input text:description="Objet du permis">licence_helper.licenceSubject</text:text-input></text:span><text:span text:style-name="T1">",</text:span></text:p>
      <text:p text:style-name="P12"><office:annotation><dc:creator>Gauthier Bastien</dc:creator><dc:date>2011-02-21T10:14:06</dc:date><text:p text:style-name="P15"><text:span text:style-name="T11">do text if (len(self.getApplicants()) &gt; 1) or (</text:span><text:span text:style-name="T12">applicantobj.isPlural())</text:span></text:p></office:annotation>ont déposé des compléments relatifs à la demande de permis d'urbanisme ayant pour objet<text:line-break/>"<text:span text:style-name="T3"><text:text-input text:description="Objet du permis">licence_helper.licenceSubject</text:text-input></text:span>",</text:p>
      <text:p text:style-name="P9"><office:annotation><dc:creator>Gauthier Bastien</dc:creator><dc:date>2011-02-21T10:09:27</dc:date><text:p text:style-name="P15"><text:span text:style-name="T11">do text if not len(self.getParcels()) &gt; 1</text:span></text:p></office:annotation>sur la parcelle située <text:span text:style-name="T3"><office:annotation><dc:creator>Gauthier Bastien</dc:creator><dc:date>2011-02-21T10:13:40</dc:date><text:p text:style-name="P15"><text:span text:style-name="T11">do text if not len(self.getParcels()) &gt; 1</text:span></text:p></office:annotation></text:span><text:span text:style-name="T3"><text:text-input text:description="Lieu des travaux">self.getWorkLocationSignaletic()</text:text-input></text:span><text:span text:style-name="T3"><text:line-break/></text:span>et inscrite au cadastre <text:span text:style-name="T3"><text:text-input text:description="Détails des parcelles">licence_view.get_parcels()</text:text-input></text:span><text:span text:style-name="T4">.</text:span></text:p>
      <text:p text:style-name="P12"><office:annotation><dc:creator>Gauthier Bastien</dc:creator><dc:date>2011-02-21T10:12:18</dc:date><text:p text:style-name="P15"><text:span text:style-name="T11">do text if len(self.getParcels()) &gt; 1</text:span></text:p></office:annotation>sur les parcelles situées <office:annotation><dc:creator>Gauthier Bastien</dc:creator><dc:date>2011-02-21T10:13:40</dc:date><text:p text:style-name="P15"><text:span text:style-name="T11">do text if len(self.getParcels()) &gt; 1</text:span></text:p></office:annotation><text:span text:style-name="T3"><text:text-input text:description="Lieu des travaux">self.getWorkLocationSignaletic()</text:text-input></text:span><text:span text:style-name="T3"><text:line-break/></text:span>et inscrites au cadastre <text:span text:style-name="T3"><text:text-input text:description="Détails des parcelles">licence_view.get_parcels()</text:text-input></text:span>.</text:p>
      <text:p text:style-name="P13"/>
      <text:p text:style-name="P7">Dans les 20 jours de la présente, votre dossier sera analysé par le service des Autorisations et il vous sera communiqué la complétude du dossier conformément à l’article D.IV.33, 1° du CoDT<text:span text:style-name="T7"> ou l’irrecevabilité du dossier conformément à l'article D.IV.33, 2° du CoDT.</text:span></text:p>
      <text:p text:style-name="P7"/>
      <text:p text:style-name="P7">À défaut de cet envoi, la procédure administrative de votre demande sera poursuivie selon les dispositions visées à l’article D.IV.33 alinéa 2 du CoDT.</text:p>
      <text:p text:style-name="P7"/>
      <text:p text:style-name="P7">Le présent document n’a nullement valeur d’accusé de réception au sens de l’article D.IV.33. du CoDT ou des arrêtés d’exécutions relatifs au permis d’environnement.</text:p>
      <text:p text:style-name="P7"/>
      <text:p text:style-name="P7"/>
      <text:p text:style-name="P10"><text:text-input text:description="Délivré à xxx le xxx">urbanEventObj.getFormattedDate(forDelivery=True)</text:text-input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9-05-07T15:51:52.043461111</dc:date>
    <meta:editing-duration>PT2H58M10S</meta:editing-duration>
    <meta:editing-cycles>50</meta:editing-cycles>
    <meta:generator>LibreOffice/6.1.5.2$Linux_X86_64 LibreOffice_project/10$Build-2</meta:generator>
    <dc:creator>bleybaert</dc:creator>
    <meta:document-statistic meta:table-count="0" meta:image-count="0" meta:object-count="0" meta:page-count="1" meta:paragraph-count="18" meta:word-count="229" meta:character-count="1645" meta:non-whitespace-character-count="1466"/>
  </office:meta>
</office:document-meta>
</file>